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2.937cm"/>
    </style:style>
    <style:style style:name="co3" style:family="table-column">
      <style:table-column-properties fo:break-before="auto" style:column-width="2.826cm"/>
    </style:style>
    <style:style style:name="co4" style:family="table-column">
      <style:table-column-properties fo:break-before="auto" style:column-width="3.101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8.48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ta1" style:family="table" style:master-page-name="PageStyle_5f_MC-PO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2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 style:data-style-name="N4">
      <style:table-cell-properties style:rotation-align="none"/>
    </style:style>
    <style:style style:name="ce11" style:family="table-cell" style:parent-style-name="Default" style:data-style-name="N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44">
      <style:table-cell-properties style:rotation-align="none"/>
    </style:style>
    <style:style style:name="ce14" style:family="table-cell" style:parent-style-name="Default" style:data-style-name="N144">
      <style:table-cell-properties fo:background-color="#00b0f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4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-33% 58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outline="false" fo:font-style="normal" style:text-line-through-type="none" style:text-underline-style="none" style:text-underline-color="font-color" fo:font-weight="bold" fo:font-size="11pt" fo:text-shadow="none" style:text-position="0% 100%"/>
    </style:style>
    <style:style style:name="T3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style:text-position="-33% 58%" fo:color="#000000" style:font-name-complex="Calibri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0% 100%"/>
    </style:style>
    <style:style style:name="T5" style:family="text">
      <style:text-properties fo:text-shadow="none" style:font-name="Calibri" fo:font-size="11pt" fo:font-weight="bold" style:text-underline-style="none" style:text-underline-color="font-color" style:text-line-through-type="none" fo:font-style="normal" style:text-outline="false" fo:color="#000000" style:font-name-complex="Calibri" style:font-size-asian="11pt" style:font-size-complex="11pt" style:font-weight-asian="bold" style:font-weight-complex="bold" style:font-style-asian="normal" style:font-style-complex="normal" style:text-position="-33% 58%"/>
    </style:style>
    <style:style style:name="T6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position="0% 100%" style:text-outline="false" fo:font-style="normal" style:text-line-through-type="none" style:text-underline-style="none" style:text-underline-color="font-color" fo:font-weight="normal" fo:font-size="11pt" fo:text-shadow="none"/>
    </style:style>
    <style:style style:name="T7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-33% 58%"/>
    </style:style>
    <style:style style:name="T8" style:family="text">
      <style:text-properties style:font-name-complex="Calibri" style:font-style-complex="normal" fo:color="#000000" style:font-name="Calibri" style:font-style-asian="normal" style:font-weight-complex="normal" style:font-weight-asian="normal" style:font-size-complex="11pt" style:font-size-asian="11pt" style:text-outline="false" fo:font-style="normal" style:text-line-through-type="none" style:text-underline-style="none" style:text-underline-color="font-color" fo:font-weight="normal" fo:font-size="11pt" fo:text-shadow="none" style:text-position="0% 100%"/>
    </style:style>
    <style:style style:name="T9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ff0000" style:font-style-complex="italic" style:font-style-asian="italic" style:font-weight-complex="bold" style:font-weight-asian="bold" fo:font-style="italic" fo:font-weight="bold"/>
    </style:style>
    <style:style style:name="T10" style:family="text">
      <style:text-properties style:font-name-complex="Calibri" style:font-name="Calibri" style:font-size-complex="11pt" style:font-size-asian="11pt" style:text-outline="false" style:text-line-through-type="none" style:text-underline-style="none" style:text-underline-color="font-color" fo:font-size="11pt" fo:text-shadow="none" style:text-position="0% 100%" fo:color="#000000" fo:font-weight="normal" fo:font-style="normal" style:font-weight-asian="normal" style:font-weight-complex="normal" style:font-style-asian="normal" style:font-style-complex="normal"/>
    </style:style>
    <style:style style:name="T1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C-P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2"/>
          <table:table-cell table:style-name="ce8" office:value-type="string" calcext:value-type="string">
            <text:p>Método Mínimos cuadrado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 calcext:value-type="string">
            <text:p>Nº</text:p>
          </table:table-cell>
          <table:table-cell table:style-name="ce5" office:value-type="string" calcext:value-type="string">
            <text:p>X<text:span text:style-name="T1">i</text:span><text:span text:style-name="T2">(±0,5)</text:span></text:p>
          </table:table-cell>
          <table:table-cell table:style-name="ce5" office:value-type="string" calcext:value-type="string">
            <text:p>Y<text:span text:style-name="T1">i</text:span><text:span text:style-name="T2">(±0,005)</text:span></text:p>
          </table:table-cell>
          <table:table-cell table:style-name="ce5" office:value-type="string" calcext:value-type="string">
            <text:p>X<text:span text:style-name="T3">i</text:span><text:span text:style-name="T4">*Y</text:span><text:span text:style-name="T5">i</text:span></text:p>
          </table:table-cell>
          <table:table-cell table:style-name="ce11" office:value-type="string" calcext:value-type="string">
            <text:p>X<text:span text:style-name="T1">i</text:span><text:span text:style-name="T2">^2</text:span></text:p>
          </table:table-cell>
          <table:table-cell table:style-name="ce14" office:value-type="string" calcext:value-type="string">
            <text:p>(Yi-mXi-b)^2</text:p>
          </table:table-cell>
          <table:table-cell table:style-name="ce1" office:value-type="string" calcext:value-type="string">
            <text:p>(Xi - Xc)^2</text:p>
          </table:table-cell>
          <table:table-cell table:style-name="ce16"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Default" office:value-type="float" office:value="0.0004" calcext:value-type="float">
            <text:p>0,0004</text:p>
          </table:table-cell>
          <table:table-cell table:formula="of:=[.B5]*[.C5]" office:value-type="float" office:value="0.00000016" calcext:value-type="float">
            <text:p>0,00</text:p>
          </table:table-cell>
          <table:table-cell table:formula="of:=[.B5]^2" office:value-type="float" office:value="0.00000016" calcext:value-type="float">
            <text:p>0,00</text:p>
          </table:table-cell>
          <table:table-cell table:formula="of:=([.C5]-[.$I$18]*[.B5]-[.$I$19])^2" office:value-type="float" office:value="0.00000000559445875147216" calcext:value-type="float">
            <text:p>0,0000</text:p>
          </table:table-cell>
          <table:table-cell table:formula="of:=([.B5]-[.$C$17])^2" office:value-type="float" office:value="0.0009449476" calcext:value-type="float">
            <text:p>0,0009449476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Default" office:value-type="float" office:value="0.0144" calcext:value-type="float">
            <text:p>0,0144</text:p>
          </table:table-cell>
          <table:table-cell table:style-name="Default" office:value-type="float" office:value="0.0034" calcext:value-type="float">
            <text:p>0,0034</text:p>
          </table:table-cell>
          <table:table-cell table:formula="of:=[.B6]*[.C6]" office:value-type="float" office:value="0.00004896" calcext:value-type="float">
            <text:p>0,00</text:p>
          </table:table-cell>
          <table:table-cell table:formula="of:=[.B6]^2" office:value-type="float" office:value="0.00020736" calcext:value-type="float">
            <text:p>0,00</text:p>
          </table:table-cell>
          <table:table-cell table:formula="of:=([.C6]-[.$I$18]*[.B6]-[.$I$19])^2" office:value-type="float" office:value="0.00000000553950937585421" calcext:value-type="float">
            <text:p>0,0000</text:p>
          </table:table-cell>
          <table:table-cell table:formula="of:=([.B6]-[.$C$17])^2" office:value-type="float" office:value="0.0002802276" calcext:value-type="float">
            <text:p>0,0002802276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float" office:value="0.0225" calcext:value-type="float">
            <text:p>0,0225</text:p>
          </table:table-cell>
          <table:table-cell table:style-name="Default" office:value-type="float" office:value="0.0053" calcext:value-type="float">
            <text:p>0,0053</text:p>
          </table:table-cell>
          <table:table-cell table:formula="of:=[.B7]*[.C7]" office:value-type="float" office:value="0.00011925" calcext:value-type="float">
            <text:p>0,00</text:p>
          </table:table-cell>
          <table:table-cell table:formula="of:=[.B7]^2" office:value-type="float" office:value="0.00050625" calcext:value-type="float">
            <text:p>0,00</text:p>
          </table:table-cell>
          <table:table-cell table:formula="of:=([.C7]-[.$I$18]*[.B7]-[.$I$19])^2" office:value-type="float" office:value="0.0000000000123981029876237" calcext:value-type="float">
            <text:p>0,0000</text:p>
          </table:table-cell>
          <table:table-cell table:formula="of:=([.B7]-[.$C$17])^2" office:value-type="float" office:value="0.0000746496" calcext:value-type="float">
            <text:p>7,46496E-05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092" calcext:value-type="float">
            <text:p>0,0092</text:p>
          </table:table-cell>
          <table:table-cell table:formula="of:=[.B8]*[.C8]" office:value-type="float" office:value="0.000368" calcext:value-type="float">
            <text:p>0,00</text:p>
          </table:table-cell>
          <table:table-cell table:formula="of:=[.B8]^2" office:value-type="float" office:value="0.0016" calcext:value-type="float">
            <text:p>0,00</text:p>
          </table:table-cell>
          <table:table-cell table:formula="of:=([.C8]-[.$I$18]*[.B8]-[.$I$19])^2" office:value-type="float" office:value="0.00000000108958745536057" calcext:value-type="float">
            <text:p>0,0000</text:p>
          </table:table-cell>
          <table:table-cell table:formula="of:=([.B8]-[.$C$17])^2" office:value-type="float" office:value="0.0000784996" calcext:value-type="float">
            <text:p>7,84996E-05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Default" office:value-type="float" office:value="0.0784" calcext:value-type="float">
            <text:p>0,0784</text:p>
          </table:table-cell>
          <table:table-cell table:style-name="Default" office:value-type="float" office:value="0.0179" calcext:value-type="float">
            <text:p>0,0179</text:p>
          </table:table-cell>
          <table:table-cell table:formula="of:=[.B9]*[.C9]" office:value-type="float" office:value="0.00140336" calcext:value-type="float">
            <text:p>0,00</text:p>
          </table:table-cell>
          <table:table-cell table:formula="of:=[.B9]^2" office:value-type="float" office:value="0.00614656" calcext:value-type="float">
            <text:p>0,01</text:p>
          </table:table-cell>
          <table:table-cell table:formula="of:=([.C9]-[.$I$18]*[.B9]-[.$I$19])^2" office:value-type="float" office:value="0.000000000847949441602697" calcext:value-type="float">
            <text:p>0,0000</text:p>
          </table:table-cell>
          <table:table-cell table:formula="of:=([.B9]-[.$C$17])^2" office:value-type="float" office:value="0.0022335076" calcext:value-type="float">
            <text:p>0,0022335076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6" table:formula="of:=SUM([.B5:.B14])" office:value-type="float" office:value="0.1557" calcext:value-type="float">
            <text:p>0,16</text:p>
          </table:table-cell>
          <table:table-cell table:style-name="ce6" table:formula="of:=SUM([.C5:.C14])" office:value-type="float" office:value="0.0362" calcext:value-type="float">
            <text:p>0,04</text:p>
          </table:table-cell>
          <table:table-cell table:style-name="ce6" table:formula="of:=SUM([.D5:.D14])" office:value-type="float" office:value="0.00193973" calcext:value-type="float">
            <text:p>0,00</text:p>
          </table:table-cell>
          <table:table-cell table:style-name="ce12" table:formula="of:=SUM([.E5:.E14])" office:value-type="float" office:value="0.00846033" calcext:value-type="float">
            <text:p>0,01</text:p>
          </table:table-cell>
          <table:table-cell table:style-name="ce15" table:formula="of:=SUM([.F5:.F14])" office:value-type="float" office:value="0.0000000130839031272773" calcext:value-type="float">
            <text:p>0,0000</text:p>
          </table:table-cell>
          <table:table-cell table:style-name="ce2" table:formula="of:=SUM([.G5:.G14])" office:value-type="float" office:value="0.003611832" calcext:value-type="float">
            <text:p>0,003611832</text:p>
          </table:table-cell>
          <table:table-cell table:style-name="ce2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MEDIAS.</text:p>
          </table:table-cell>
          <table:table-cell table:style-name="ce7" office:value-type="string" calcext:value-type="string">
            <text:p>Xc</text:p>
          </table:table-cell>
          <table:table-cell table:formula="of:=AVERAGE([.B5:.B9])" office:value-type="float" office:value="0.03114" calcext:value-type="float">
            <text:p>0,03</text:p>
          </table:table-cell>
          <table:table-cell table:style-name="ce7"/>
          <table:table-cell table:number-columns-repeated="2"/>
          <table:table-cell table:style-name="ce4"/>
          <table:table-cell table:number-columns-repeated="1017"/>
        </table:table-row>
        <table:table-row table:style-name="ro3">
          <table:table-cell/>
          <table:table-cell table:style-name="ce7" office:value-type="string" calcext:value-type="string">
            <text:p>Yc</text:p>
          </table:table-cell>
          <table:table-cell table:formula="of:=AVERAGE([.C5:.C9])" office:value-type="float" office:value="0.00724" calcext:value-type="float">
            <text:p>0,01</text:p>
          </table:table-cell>
          <table:table-cell table:number-columns-repeated="2"/>
          <table:table-cell office:value-type="string" calcext:value-type="string">
            <text:p>Pendiente</text:p>
          </table:table-cell>
          <table:table-cell table:style-name="ce3" office:value-type="string" calcext:value-type="string">
            <text:p>m=</text:p>
          </table:table-cell>
          <table:table-cell table:style-name="ce9" office:value-type="string" calcext:value-type="string">
            <text:p><text:span text:style-name="T6">(∑X</text:span><text:span text:style-name="T7">i</text:span><text:span text:style-name="T8">*Y</text:span><text:span text:style-name="T7">i</text:span><text:span text:style-name="T8"> -</text:span><text:span text:style-name="T9">N*</text:span><text:span text:style-name="T10"> XcYc) / (∑Xi^2 - N*Xc^2)</text:span></text:p>
          </table:table-cell>
          <table:table-cell table:formula="of:=([.D15]-[.C19]*[.C17]*[.C18])/([.E15]-[.C19]*[.C17]^2)" office:value-type="float" office:value="0.224944571065321" calcext:value-type="float">
            <text:p>0,224944571065321</text:p>
          </table:table-cell>
          <table:table-cell table:number-columns-repeated="1015"/>
        </table:table-row>
        <table:table-row table:style-name="ro4">
          <table:table-cell/>
          <table:table-cell table:style-name="ce7" office:value-type="string" calcext:value-type="string">
            <text:p>N</text:p>
          </table:table-cell>
          <table:table-cell office:value-type="float" office:value="5" calcext:value-type="float">
            <text:p>5,00</text:p>
          </table:table-cell>
          <table:table-cell table:number-columns-repeated="2"/>
          <table:table-cell office:value-type="string" calcext:value-type="string">
            <text:p>Term.indep.</text:p>
          </table:table-cell>
          <table:table-cell table:style-name="ce3" office:value-type="string" calcext:value-type="string">
            <text:p>b=</text:p>
          </table:table-cell>
          <table:table-cell office:value-type="string" calcext:value-type="string">
            <text:p>( Yc<text:span text:style-name="T11">∑Xi^2 - Xc∑XiYi ) / (∑Xi^2 - N Xc^2 )</text:span></text:p>
          </table:table-cell>
          <table:table-cell table:formula="of:=([.C18]*[.E15]-[.C17]*[.D15])/([.E15]-[.C19]*[.C17]^2)" office:value-type="float" office:value="0.000235226057025908" calcext:value-type="float">
            <text:p>0,000235226057026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Y=mX + b</text:p>
          </table:table-cell>
          <table:table-cell/>
          <table:table-cell table:style-name="ce2" office:value-type="string" calcext:value-type="string">
            <text:p>Y = 4,576 X + 5,404</text:p>
          </table:table-cell>
          <table:table-cell table:number-columns-repeated="1016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/>
          <table:table-cell table:style-name="ce3"/>
          <table:table-cell table:style-name="ce9"/>
          <table:table-cell table:number-columns-repeated="3"/>
          <table:table-cell table:style-name="ce3" office:value-type="string" calcext:value-type="string">
            <text:p>Error m =</text:p>
          </table:table-cell>
          <table:table-cell table:style-name="ce17" office:value-type="string" calcext:value-type="string">
            <text:p>SQRT[∑(Yi-mXi-b)^2/(N-2)∑(Xi - Xc)^2]</text:p>
          </table:table-cell>
          <table:table-cell table:formula="of:=SQRT([.F15]/(([.C19]-2)*[.G15]))" office:value-type="float" office:value="0.00109886480020706" calcext:value-type="float">
            <text:p>0,001098864800207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Error b =</text:p>
          </table:table-cell>
          <table:table-cell table:style-name="ce17" office:value-type="string" calcext:value-type="string">
            <text:p>SQRT[∑(Yi-mXi-b)^2/N*(N-2)]</text:p>
          </table:table-cell>
          <table:table-cell table:formula="of:=SQRT(([.F15]*[.E15])/(([.C19]-2)*[.C19]*[.G15]))" office:value-type="float" office:value="0.0000452015067004293" calcext:value-type="float">
            <text:p>4,52015067004293E-05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/>
          <table:table-cell table:style-name="ce3"/>
          <table:table-cell table:number-columns-repeated="4"/>
          <table:table-cell table:style-name="ce3" office:value-type="string" calcext:value-type="string">
            <text:p>Desv.Típica =</text:p>
          </table:table-cell>
          <table:table-cell table:style-name="ce17" office:value-type="string" calcext:value-type="string">
            <text:p>SQRT(∑(Xi - Xc)^2/N)</text:p>
          </table:table-cell>
          <table:table-cell table:formula="of:=SQRT([.G15]/[.C19])" office:value-type="float" office:value="0.0268768748183266" calcext:value-type="float">
            <text:p>0,026876874818327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4"/>
          <table:table-cell table:style-name="ce3"/>
          <table:table-cell table:style-name="ce1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'MC-PO'.F42" table:end-x="3.1cm" table:end-y="0.277cm" draw:z-index="0" draw:name="Gráfico 1" draw:style-name="gr1" draw:text-style-name="P1" svg:width="16.906cm" svg:height="7.322cm" svg:x="0.212cm" svg:y="0.261cm">
              <draw:object draw:notify-on-update-of-ranges="'MC-PO'.B5:'MC-PO'.B11 'MC-PO'.C4:'MC-PO'.C4 'MC-PO'.C5:'MC-PO'.C1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9P0" style:volatile="true">
      <number:number number:decimal-places="0" loext:min-decimal-places="0" number:min-integer-digits="1" number:grouping="true"/>
      <number:text>   </number:text>
    </number:number-style>
    <number:number-style style:name="N119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loext:min-decimal-places="2" number:min-integer-digits="1" number:grouping="true"/>
      <number:text>   </number:text>
    </number:number-style>
    <number:number-style style:name="N12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7P2" style:volatile="true">
      <loext:text> </loext:text>
      <loext:fill-character> </loext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1P2" style:volatile="true">
      <loext:text> </loext:text>
      <loext:fill-character> </loext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4" loext:min-decimal-places="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/00/0000</text:date>, <text:time style:data-style-name="N2" text:time-value="20:12:48.91419051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C-PO" style:display-name="PageStyle_MC-P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Belda</meta:initial-creator>
    <meta:creation-date>2019-02-28T14:15:06</meta:creation-date>
    <dc:date>2022-06-12T20:15:00.562610044</dc:date>
    <meta:generator>LibreOffice/6.4.7.2$Linux_X86_64 LibreOffice_project/40$Build-2</meta:generator>
    <meta:editing-duration>PT8H6M37S</meta:editing-duration>
    <meta:editing-cycles>4</meta:editing-cycles>
    <meta:document-statistic meta:table-count="1" meta:cell-count="81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2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2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force-intercept="false" chart:regression-type="linear"/>
      <style:graphic-properties draw:stroke="dash" draw:stroke-dash="msLineDash_20_1" svg:stroke-width="0.053cm" svg:stroke-color="#4472c4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906cm" svg:height="7.324cm" xlink:href=".." xlink:type="simple" chart:class="chart:scatter" chart:style-name="ch1">
        <chart:title svg:x="7.094cm" svg:y="0.281cm" chart:style-name="ch2">
          <text:p>Yi(±0,005)</text:p>
        </chart:title>
        <chart:plot-area chart:style-name="ch3" table:cell-range-address="'MC-PO'.B5:'MC-PO'.C11 'MC-PO'.C4:'MC-PO'.C4" chart:data-source-has-labels="row" svg:x="0.338cm" svg:y="1.286cm" svg:width="16.23cm" svg:height="5.892cm">
          <chartooo:coordinate-region svg:x="1.188cm" svg:y="1.474cm" svg:width="15.004cm" svg:height="5.2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C-PO'.C5:'MC-PO'.C11" chart:label-cell-address="'MC-PO'.C4:'MC-PO'.C4" chart:class="chart:scatter">
            <chart:domain table:cell-range-address="'MC-PO'.B5:'MC-PO'.B11"/>
            <chart:regression-curve chart:style-name="ch7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Yi(±0,005)</text:p>
                <draw:g>
                  <svg:desc>'MC-PO'.C4:'MC-PO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4">
                <text:p>0.0004</text:p>
                <draw:g>
                  <svg:desc>'MC-PO'.B5:'MC-PO'.B11</svg:desc>
                </draw:g>
              </table:table-cell>
              <table:table-cell office:value-type="float" office:value="0.0004">
                <text:p>0.0004</text:p>
                <draw:g>
                  <svg:desc>'MC-PO'.C5:'MC-PO'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44">
                <text:p>0.0144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25">
                <text:p>0.0225</text:p>
              </table:table-cell>
              <table:table-cell office:value-type="float" office:value="0.0053">
                <text:p>0.00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84">
                <text:p>0.0784</text:p>
              </table:table-cell>
              <table:table-cell office:value-type="float" office:value="0.0179">
                <text:p>0.0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